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cheduling — systemd Timers and cron</text:p>
          </draw:text-box>
        </draw:frame>
        <draw:frame draw:style-name="TransBox" svg:width="31.8700cm" svg:height="3.5000cm" svg:x="1.0000cm" svg:y="8.8000cm">
          <draw:text-box>
            <text:p text:style-name="PBody">RHEL supports two scheduling mechanisms: systemd timers (modern, preferred) and cron (legacy, still widely used). Know both. systemd timers (recommended) Create a scheduled job</text:p>
          </draw:text-box>
        </draw:frame>
        <draw:frame draw:style-name="TransBox" svg:width="31.8700cm" svg:height="1.0000cm" svg:x="1.0000cm" svg:y="17.8000cm">
          <draw:text-box>
            <text:p text:style-name="PFooter">03-rhcsa/07-scheduling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ystemd timers (recommended)</text:p>
            <text:p text:style-name="PBullet">▶  cron (legacy)</text:p>
            <text:p text:style-name="PBullet">▶  systemd timer vs cron: when to use whic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 timers (recommended)</text:p>
          </draw:text-box>
        </draw:frame>
        <draw:frame draw:style-name="TransBox" svg:width="31.8700cm" svg:height="13.5500cm" svg:x="1.0000cm" svg:y="4.0000cm">
          <draw:text-box>
            <text:p text:style-name="PBullet">• A timer consists of two unit files:</text:p>
            <text:p text:style-name="PBullet">• .timer — defines when to run</text:p>
            <text:p text:style-name="PBullet">• .service — defines what to ru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on (legacy)</text:p>
          </draw:text-box>
        </draw:frame>
        <draw:frame draw:style-name="TransBox" svg:width="31.8700cm" svg:height="13.5500cm" svg:x="1.0000cm" svg:y="4.0000cm">
          <draw:text-box>
            <text:p text:style-name="PBullet">• cron is still present on RHEL and familiar to many. Use it for legacy scripts</text:p>
            <text:p text:style-name="PBullet">• or when portability matter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 timer vs cron: when to use which</text:p>
          </draw:text-box>
        </draw:frame>
        <draw:frame draw:style-name="TransBox" svg:width="31.8700cm" svg:height="13.5500cm" svg:x="1.0000cm" svg:y="4.0000cm">
          <draw:text-box>
            <text:p text:style-name="PBullet">• Scenario: Recommendation</text:p>
            <text:p text:style-name="PBullet">• New jobs on RHEL: systemd timer</text:p>
            <text:p text:style-name="PBullet">• Existing scripts you don't want to migrate: cron</text:p>
            <text:p text:style-name="PBullet">• Need dependency on network/other services: systemd timer (After=)</text:p>
            <text:p text:style-name="PBullet">• Centralized log review: systemd timer (journalctl)</text:p>
            <text:p text:style-name="PBullet">• Catch up missed runs: systemd timer (Persistent=true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cheduling — systemd Timers and cron</text:p>
          </draw:text-box>
        </draw:frame>
        <draw:frame draw:style-name="TransBox" svg:width="31.8700cm" svg:height="13.5500cm" svg:x="1.0000cm" svg:y="4.0000cm">
          <draw:text-box>
            <text:p text:style-name="PBullet">✓  systemd timers (recommended): A timer consists of two unit files:</text:p>
            <text:p text:style-name="PBullet">✓  cron (legacy): cron is still present on RHEL and familiar to many. Use it for legacy scripts</text:p>
            <text:p text:style-name="PBullet">✓  systemd timer vs cron: when to use which: Scenario: Recommenda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